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agging</text:h>
      <text:p text:style-name="Standard">Every question will be associated with at least 1 tag.</text:p>
      <text:p text:style-name="Standard">In case a new member (relative-low reputation member) want to tag a question, he can only used existing tag.</text:p>
      <text:p text:style-name="Standard">A high reputed member can create up to 5 new tags every da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huong Nguyen</meta:initial-creator>
    <meta:creation-date>2010-01-26T14:32:33</meta:creation-date>
    <dc:date>2010-01-26T14:35:38</dc:date>
    <dc:creator>Phuong Nguyen</dc:creator>
    <meta:editing-duration>PT00H03M05S</meta:editing-duration>
    <meta:editing-cycles>2</meta:editing-cycles>
    <meta:generator>OpenOffice.org/3.1$Unix OpenOffice.org_project/310m19$Build-9420</meta:generator>
    <meta:document-statistic meta:table-count="0" meta:image-count="0" meta:object-count="0" meta:page-count="1" meta:paragraph-count="4" meta:word-count="43" meta:character-count="229"/>
  </office:meta>
</office:document-meta>
</file>